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308cm"/>
    </style:style>
    <style:style style:name="Tabel7.C" style:family="table-column">
      <style:table-column-properties style:column-width="11.998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Footnote">
      <style:text-properties officeooo:rsid="02bfb317" officeooo:paragraph-rsid="02bfb317"/>
    </style:style>
    <style:style style:name="P25" style:family="paragraph" style:parent-style-name="Table_20_Contents">
      <style:text-properties officeooo:rsid="025cf310" officeooo:paragraph-rsid="02b1c38d"/>
    </style:style>
    <style:style style:name="P26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7" style:family="paragraph" style:parent-style-name="Table_20_Contents">
      <style:text-properties officeooo:rsid="025cf310" officeooo:paragraph-rsid="02cf34d9"/>
    </style:style>
    <style:style style:name="P28" style:family="paragraph" style:parent-style-name="Table_20_Contents">
      <style:text-properties officeooo:rsid="025cf310" officeooo:paragraph-rsid="02d1ca4b"/>
    </style:style>
    <style:style style:name="P29" style:family="paragraph" style:parent-style-name="Table_20_Contents">
      <style:text-properties officeooo:rsid="025cf310" officeooo:paragraph-rsid="02acb922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1" style:family="paragraph" style:parent-style-name="Footnote">
      <style:text-properties officeooo:rsid="0268f29a" officeooo:paragraph-rsid="027028eb"/>
    </style:style>
    <style:style style:name="P42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85038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808080" loext:opacity="100%" style:font-name="Liberation Sans1" fo:font-size="12pt" fo:language="en" fo:country="US" fo:font-weight="bold" officeooo:paragraph-rsid="02c85038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6" style:family="paragraph" style:parent-style-name="Standard" style:list-style-name="L2">
      <style:text-properties officeooo:paragraph-rsid="01d1c20a"/>
    </style:style>
    <style:style style:name="P47" style:family="paragraph" style:parent-style-name="Standard">
      <style:text-properties officeooo:paragraph-rsid="0103e699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5" style:family="paragraph" style:parent-style-name="Standard">
      <style:text-properties officeooo:paragraph-rsid="0298dcea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7341dd" style:font-size-asian="10pt" style:font-size-complex="10pt"/>
    </style:style>
    <style:style style:name="T42" style:family="text">
      <style:text-properties fo:font-size="10pt" officeooo:rsid="0274939b" style:font-size-asian="10pt" style:font-size-complex="10pt"/>
    </style:style>
    <style:style style:name="T43" style:family="text">
      <style:text-properties officeooo:rsid="02d7353c"/>
    </style:style>
    <style:style style:name="T44" style:family="text">
      <style:text-properties fo:font-size="10pt" officeooo:rsid="02747497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style:text-position="super 58%" fo:font-size="10pt" officeooo:rsid="02c03771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0pt" officeooo:rsid="025e46cc" style:font-size-asian="10pt" style:font-size-complex="10pt"/>
    </style:style>
    <style:style style:name="T58" style:family="text">
      <style:text-properties style:text-position="super 58%" fo:font-size="10pt" officeooo:rsid="02ba5ce0" style:font-size-asian="10pt" style:font-size-complex="10pt"/>
    </style:style>
    <style:style style:name="T59" style:family="text">
      <style:text-properties officeooo:rsid="02d4adfd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language="en" fo:country="US"/>
    </style:style>
    <style:style style:name="T6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language="en" fo:country="US" fo:font-weight="bold" style:font-weight-asian="bold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family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3d34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fo:font-weight="normal" officeooo:rsid="02d6ac28" style:font-size-asian="12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officeooo:rsid="020686f0"/>
    </style:style>
    <style:style style:name="T103" style:family="text">
      <style:text-properties officeooo:rsid="01e96954"/>
    </style:style>
    <style:style style:name="T104" style:family="text">
      <style:text-properties fo:language="en" fo:country="US" officeooo:rsid="020686f0"/>
    </style:style>
    <style:style style:name="T105" style:family="text">
      <style:text-properties officeooo:rsid="0298dcea"/>
    </style:style>
    <style:style style:name="T106" style:family="text">
      <style:text-properties officeooo:rsid="02c522fd"/>
    </style:style>
    <style:style style:name="T107" style:family="text">
      <style:text-properties officeooo:rsid="02717261"/>
    </style:style>
    <style:style style:name="T108" style:family="text">
      <style:text-properties officeooo:rsid="02c67e8d" fo:background-color="#ffcc99" loext:char-shading-value="0"/>
    </style:style>
    <style:style style:name="T109" style:family="text">
      <style:text-properties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mail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<text:line-break/></text:span><text:span text:style-name="T41">C:\Users\</text:span><text:span text:style-name="T38">&lt;Username&gt;\</text:span><text:span text:style-name="T41">AppData\Roaming\M</text:span><text:span text:style-name="T42">o</text:span><text:span text:style-name="T41">zilla\Firefox\Profiles\</text:span><text:span text:style-name="T41"><text:note text:id="ftn3" text:note-class="footnote"><text:note-citation>1</text:note-citation><text:note-body><text:p text:style-name="P24">See <text:span text:style-name="T43">ad</text:span>d<text:span text:style-name="T43">res</text:span>s<text:span text:style-name="T43"> </text:span><text:span text:style-name="User_20_Entry"><text:span text:style-name="T44">about:profiles</text:span></text:span><text:span text:style-name="User_20_Entry"><text:span text:style-name="T45">.</text:span></text:span></text:p></text:note-body></text:note></text:span></text:p>
          </table:table-cell>
          <table:table-cell table:style-name="Tabel4.C2" office:value-type="string">
            <text:p text:style-name="P25">Mozilla Firefox <text:span text:style-name="T37">(import </text:span><text:span text:style-name="T40">Bookmarks</text:span><text:span text:style-name="T37">)<text:line-break/></text:span><text:span text:style-name="T38">~/.mozilla/firefox/</text:span><text:span text:style-name="T46">1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6"><text:span text:style-name="T34">In use on</text:span><text:span text:style-name="T36"> </text:span>Windows</text:p>
          </table:table-cell>
          <table:table-cell table:style-name="Tabel7.C2" office:value-type="string">
            <text:p text:style-name="P26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note text:id="ftn4" text:note-class="footnote"><text:note-citation>2</text:note-citation><text:note-body><text:p text:style-name="Footnote">As a Linux replacement, use Evolution if support for Microsoft Exchange/EWS is required.</text:p></text:note-body></text:note>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/text:p>
          </table:table-cell>
          <table:table-cell table:style-name="Tabel7.C2" table:number-rows-spanned="3" office:value-type="string">
            <text:p text:style-name="P28"><text:span text:style-name="T55"><text:line-break/></text:span><text:span text:style-name="T56"><text:line-break/></text:span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7">~/.thunderbird/</text:span><text:span text:style-name="T58"><text:note text:id="ftn5" text:note-class="footnote"><text:note-citation>3</text:note-citation><text:note-body><text:p text:style-name="Footnote"><text:span text:style-name="T59">I</text:span>nstall pst-utils to convert .pst to .mbox using readpst, and install the Thunderbird add-on 'ImportExportTools NG' to import .mbox.</text:p></text:note-body></text:note>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7">C:\Users\</text:span><text:span text:style-name="T38">&lt;Username&gt;</text:span><text:span text:style-name="T57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7">C:\</text:span><text:span text:style-name="T41">Users</text:span><text:span text:style-name="T57">\</text:span><text:span text:style-name="T38">&lt;Username&gt;\</text:span><text:span text:style-name="T57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30"><text:span text:style-name="Strong_20_Emphasis"><text:span text:style-name="T60">Install </text:span></text:span><text:span text:style-name="Strong_20_Emphasis"><text:span text:style-name="T61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62">Install </text:span><text:span text:style-name="T63">Linux </text:span><text:span text:style-name="T62">according to the </text:span><text:span text:style-name="T64">Checklist i</text:span><text:span text:style-name="T65">nstallation</text:span><text:span text:style-name="T62"><text:note text:id="ftn6" text:note-class="footnote"><text:note-citation>4</text:note-citation><text:note-body><text:p text:style-name="P34"><text:span text:style-name="T66">Checklist installation can be found </text:span><text:span text:style-name="Strong_20_Emphasis"><text:span text:style-name="T67">at </text:span></text:span><text:a xlink:type="simple" xlink:href="https://karelzimmer.nl/html/en/home.html" text:style-name="Internet_20_link" text:visited-style-name="Visited_20_Internet_20_Link"><text:span text:style-name="Strong_20_Emphasis"><text:span text:style-name="T68">karelzimmer.nl/en</text:span></text:span></text:a><text:span text:style-name="Strong_20_Emphasis"><text:span text:style-name="T67">, under</text:span></text:span><text:span text:style-name="T66"> </text:span><text:span text:style-name="T69">Linux</text:span><text:span text:style-name="T66">.</text:span></text:p></text:note-body></text:note></text:span><text:span text:style-name="T62">.</text:span></text:p>
          </table:table-cell>
        </table:table-row>
      </table:table>
      <text:list text:continue-numbering="true" text:style-name="L1">
        <text:list-item>
          <text:p text:style-name="P35"><text:soft-page-break/><text:span text:style-name="Strong_20_Emphasis"><text:span text:style-name="T70">Restore backup</text:span></text:span><text:span text:style-name="Emphasis"><text:span text:style-name="T71"> (on Linux)</text:span></text:span><text:span text:style-name="T72"><text:line-break/></text:span></text:p>
          <text:p text:style-name="P36"><text:span text:style-name="Emphasis"><text:span text:style-name="T73">The actions in this chapter must be performed </text:span></text:span><text:span text:style-name="Emphasis"><text:span text:style-name="T74">per user</text:span></text:span><text:span text:style-name="Emphasis"><text:span text:style-name="T73">.</text:span></text:span></text:p>
        </text:list-item>
      </text:list>
      <text:p text:style-name="P37"/>
      <text:p text:style-name="P38"><text:span text:style-name="T75"><text:tab/></text:span><text:span text:style-name="T76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7">Connect the external hard disk.</text:span></text:p>
      <text:p text:style-name="P39"><text:tab/><text:span text:style-name="Strong_20_Emphasis"><text:span text:style-name="T25">☐ ☐ ☐ ☐<text:tab/></text:span></text:span><text:span text:style-name="T78">Copy</text:span><text:span text:style-name="T72"> </text:span><text:span text:style-name="T79">Documents</text:span><text:span text:style-name="T80">, </text:span><text:span text:style-name="T81">etc</text:span><text:span text:style-name="T72">.</text:span></text:p>
      <text:p text:style-name="P40"><text:tab/><text:span text:style-name="Strong_20_Emphasis"><text:span text:style-name="T25">☐ ☐ ☐ ☐<text:tab/></text:span></text:span><text:span text:style-name="Strong_20_Emphasis"><text:span text:style-name="T82">I</text:span></text:span><text:span text:style-name="Strong_20_Emphasis"><text:span text:style-name="T83">mport browser app </text:span></text:span><text:span text:style-name="Strong_20_Emphasis"><text:span text:style-name="T84">data</text:span></text:span><text:span text:style-name="Strong_20_Emphasis"><text:span text:style-name="T85"><text:note text:id="ftn7" text:note-class="footnote"><text:note-citation>5</text:note-citation><text:note-body><text:p text:style-name="P41">See the table “Browser app migration from Windows to Linux” on the previous page.</text:p></text:note-body></text:note></text:span></text:span><text:span text:style-name="Strong_20_Emphasis"><text:span text:style-name="T86">.</text:span></text:span></text:p>
      <text:p text:style-name="P40"><text:span text:style-name="Strong_20_Emphasis"><text:span text:style-name="T87"><text:tab/></text:span></text:span><text:span text:style-name="Strong_20_Emphasis"><text:span text:style-name="T25">☐ ☐ ☐ ☐</text:span></text:span><text:span text:style-name="Strong_20_Emphasis"><text:span text:style-name="T87"><text:tab/></text:span></text:span><text:span text:style-name="Strong_20_Emphasis"><text:span text:style-name="T82">I</text:span></text:span><text:span text:style-name="Strong_20_Emphasis"><text:span text:style-name="T83">mport </text:span></text:span><text:span text:style-name="Strong_20_Emphasis"><text:span text:style-name="T84">mail </text:span></text:span><text:span text:style-name="Strong_20_Emphasis"><text:span text:style-name="T83">app </text:span></text:span><text:span text:style-name="Strong_20_Emphasis"><text:span text:style-name="T84">data</text:span></text:span><text:span text:style-name="Strong_20_Emphasis"><text:span text:style-name="T85"><text:note text:id="ftn8" text:note-class="footnote"><text:note-citation>6</text:note-citation><text:note-body><text:p text:style-name="P41">See the table “<text:span text:style-name="T29">Mail</text:span> app migration from Windows to Linux” on the previous page.</text:p></text:note-body></text:note></text:span></text:span><text:span text:style-name="Strong_20_Emphasis"><text:span text:style-name="T86">.</text:span></text:span></text:p>
      <text:list text:style-name="L2">
        <text:list-header>
          <text:p text:style-name="P42"><text:span text:style-name="T88"><text:tab/></text:span><text:span text:style-name="Strong_20_Emphasis"><text:span text:style-name="T25">☐ ☐ ☐ ☐</text:span></text:span><text:span text:style-name="Strong_20_Emphasis"><text:span text:style-name="T87"><text:tab/></text:span></text:span><text:span text:style-name="T77">Start </text:span><text:span text:style-name="T89">the browser app</text:span><text:span text:style-name="T77"> and check the operation.</text:span></text:p>
          <text:p text:style-name="P43"><text:span text:style-name="T88"><text:tab/></text:span><text:span text:style-name="Strong_20_Emphasis"><text:span text:style-name="T25">☐ ☐ ☐ ☐</text:span></text:span><text:span text:style-name="Strong_20_Emphasis"><text:span text:style-name="T87"><text:tab/></text:span></text:span><text:span text:style-name="T77">Start </text:span><text:span text:style-name="T89">the mail app</text:span><text:span text:style-name="T77"> and check the operation.</text:span></text:p>
        </text:list-header>
      </text:list>
      <text:p text:style-name="P44"><text:tab/><text:span text:style-name="Strong_20_Emphasis"><text:span text:style-name="T25">☐ ☐ ☐ ☐</text:span></text:span><text:span text:style-name="Strong_20_Emphasis"><text:span text:style-name="T87"><text:tab/></text:span></text:span><text:span text:style-name="T88">Remove unnecessary Windows files via </text:span><text:span text:style-name="Strong_20_Emphasis"><text:span text:style-name="T90">Terminal</text:span></text:span><text:span text:style-name="T88"> and the following command:<text:line-break/></text:span><text:span text:style-name="T91"><text:tab/><text:tab/><text:tab/><text:tab/><text:tab/></text:span><text:span text:style-name="User_20_Entry"><text:span text:style-name="T92">kz-post-migrate</text:span></text:span></text:p>
      <text:p text:style-name="P45"/>
      <text:list text:continue-numbering="true" text:style-name="L2">
        <text:list-header>
          <text:p text:style-name="P46"><text:span text:style-name="T93"><text:line-break/><text:tab/></text:span><text:span text:style-name="T94">End of checklist, the transfer is complete.</text:span></text:p>
        </text:list-header>
      </text:list>
      <text:p text:style-name="P47"/>
      <text:list text:continue-numbering="true" text:style-name="L2">
        <text:list-item>
          <text:list>
            <text:list-header>
              <text:p text:style-name="P48"><text:span text:style-name="T95">Written</text:span><text:span text:style-name="T96"> </text:span><text:span text:style-name="T95">by</text:span><text:span text:style-name="T96"> </text:span><text:a xlink:type="simple" xlink:href="mailto:info@karelzimmer.nl?subject=Checklist%20installation%20Linux" text:style-name="Internet_20_link" text:visited-style-name="Visited_20_Internet_20_Link"><text:span text:style-name="T97">Karel Zimmer</text:span></text:a><text:span text:style-name="T98">.</text:span></text:p>
              <text:p text:style-name="P48"><text:span text:style-name="T99">License </text:span><text:span text:style-name="T98">C</text:span><text:span text:style-name="T100">C0</text:span><text:span text:style-name="T98"> 1.0</text:span><text:span text:style-name="T101"> </text:span><text:span text:style-name="T10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1"><text:s/></text:span><text:span text:style-name="T10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1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<text:span text:style-name="T102">User</text:span>#</text:p>
            <text:p text:style-name="P50"/>
          </table:table-cell>
          <table:table-cell table:style-name="Tabel1.A1" table:number-rows-spanned="2" office:value-type="string">
            <text:p text:style-name="P51">Name</text:p>
            <text:p text:style-name="P52">(<text:span text:style-name="T102">e.g</text:span>. Jan <text:span text:style-name="T103">Jansen</text:span>)</text:p>
          </table:table-cell>
          <table:table-cell table:style-name="Tabel1.A1" table:number-rows-spanned="2" office:value-type="string">
            <text:p text:style-name="P51">Username</text:p>
            <text:p text:style-name="P52">(<text:span text:style-name="T102">e.g</text:span>. jan)</text:p>
          </table:table-cell>
          <table:table-cell table:style-name="Tabel1.D1" table:number-rows-spanned="2" office:value-type="string">
            <text:p text:style-name="P53">Passw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 <text:span text:style-name="T102">password</text:span></text:p>
          </table:table-cell>
          <table:table-cell table:style-name="Tabel1.G1" office:value-type="string">
            <text:p text:style-name="P57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8">Wi<text:span text:style-name="T102">F</text:span>i netw<text:span text:style-name="T102">o</text:span>rk na<text:span text:style-name="T102">me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3">
          <table:table-cell table:style-name="Tabel1.A3" office:value-type="string">
            <text:p text:style-name="P59">1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Network key</text:p>
          </table:table-cell>
          <table:table-cell table:style-name="Tabel1.G2" office:value-type="string">
            <text:p text:style-name="P57"/>
          </table:table-cell>
        </table:table-row>
        <table:table-row table:style-name="Tabel1.4">
          <table:table-cell table:style-name="Tabel1.A3" office:value-type="string">
            <text:p text:style-name="P59">2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IP#</text:p>
          </table:table-cell>
          <table:table-cell table:style-name="Tabel1.G2" office:value-type="string">
            <text:p text:style-name="P57"/>
          </table:table-cell>
        </table:table-row>
        <table:table-row table:style-name="Tabel1.5">
          <table:table-cell table:style-name="Tabel1.A3" office:value-type="string">
            <text:p text:style-name="P63">3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<text:span text:style-name="T102">user</text:span>/<text:span text:style-name="T102">passwd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6">
          <table:table-cell table:style-name="Tabel1.A3" office:value-type="string">
            <text:p text:style-name="P63">4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4">TeamViewer ID</text:p>
          </table:table-cell>
          <table:table-cell table:style-name="Tabel1.G2" office:value-type="string">
            <text:p text:style-name="P57"/>
          </table:table-cell>
        </table:table-row>
      </table:table>
      <text:p text:style-name="P6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6"><text:span text:style-name="T104">User</text:span><text:span text:style-name="T66">#</text:span></text:p>
          </table:table-cell>
          <table:table-cell table:style-name="Tabel2.A1" office:value-type="string">
            <text:p text:style-name="P67"><text:span text:style-name="T105">Seq.</text:span>#</text:p>
          </table:table-cell>
          <table:table-cell table:style-name="Tabel2.A1" office:value-type="string">
            <text:p text:style-name="P68"><text:span text:style-name="T106">M</text:span>ail nam<text:span text:style-name="T102">e</text:span></text:p>
          </table:table-cell>
          <table:table-cell table:style-name="Tabel2.A1" office:value-type="string">
            <text:p text:style-name="P68"><text:span text:style-name="T106">M</text:span>ail <text:span text:style-name="T107">address</text:span></text:p>
          </table:table-cell>
          <table:table-cell table:style-name="Tabel2.A1" office:value-type="string">
            <text:p text:style-name="P69">User name</text:p>
          </table:table-cell>
          <table:table-cell table:style-name="Tabel2.F1" office:value-type="string">
            <text:p text:style-name="P70">Password</text:p>
          </table:table-cell>
        </table:table-row>
        <table:table-row table:style-name="Tabel2.2"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66"/>
          </table:table-cell>
          <table:table-cell table:style-name="Tabel2.A2" office:value-type="string">
            <text:p text:style-name="P71"/>
          </table:table-cell>
          <table:table-cell table:style-name="Tabel2.F2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</table:table>
      <text:p text:style-name="P73"><text:line-break/><text:span text:style-name="T108">*** S</text:span><text:span text:style-name="T109">tore this information securely in a password vault such as Bitwarden and not on paper </text:span><text:span text:style-name="T108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6-03-09T12:46:33.538930756">03/09/2026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6-03-09T12:46:33.540226388">03/09/2026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3-09T12:46:33.441073338</dc:date>
    <meta:print-date>2014-01-05T10:21:33.960023988</meta:print-date>
    <meta:keyword>Installatie</meta:keyword>
    <meta:keyword>Checklist</meta:keyword>
    <meta:keyword>Linux</meta:keyword>
    <meta:editing-cycles>2611</meta:editing-cycles>
    <meta:editing-duration>P5DT11H19M28S</meta:editing-duration>
    <meta:printed-by>Karel Zimmer</meta:printed-by>
    <dc:creator>Karel Zimmer</dc:creator>
    <meta:document-statistic meta:table-count="8" meta:image-count="2" meta:object-count="0" meta:page-count="4" meta:paragraph-count="91" meta:word-count="492" meta:character-count="3314" meta:non-whitespace-character-count="2819"/>
    <meta:user-defined meta:name="Info 1"/>
    <meta:user-defined meta:name="Info 2"/>
    <meta:user-defined meta:name="Info 3"/>
    <meta:user-defined meta:name="Info 4"/>
  </office:meta>
</office:document-meta>
</file>